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1" svg:font-family="'MS Gothic'" style:font-pitch="variable"/>
    <style:font-face style:name="Snell Roundhand" svg:font-family="'Snell Roundhand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71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7150" svg:stroke-width="0.019cm" svg:stroke-color="#008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25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715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84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715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07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15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322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7154" svg:stroke-width="0.019cm" svg:stroke-color="#004c98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7155" svg:stroke-width="0.019cm" svg:stroke-color="#ed7618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715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47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715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646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71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71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71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71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71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71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716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67cm" fo:padding-top="0cm" fo:padding-bottom="0cm" fo:padding-left="0cm" fo:padding-right="0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.019cm" svg:stroke-color="#c0598e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2.678cm" fo:min-width="2.432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c0598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0598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Snell Roundhand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2.95cm" svg:height="2.946cm" svg:x="9.601cm" svg:y="13.665cm">
            <text:p/>
          </draw:ellipse>
          <draw:line draw:style-name="gr2" draw:text-style-name="P1" draw:layer="layout" svg:x1="9.758cm" svg:y1="14.455cm" svg:x2="12.391cm" svg:y2="15.823cm">
            <text:p/>
          </draw:line>
          <draw:frame draw:style-name="gr3" draw:text-style-name="P3" draw:layer="layout" svg:width="0.225cm" svg:height="0.419cm" svg:x="9.447cm" svg:y="14.102cm">
            <draw:text-box>
              <text:p text:style-name="P2"><text:span text:style-name="T1">E</text:span></text:p>
            </draw:text-box>
          </draw:frame>
          <draw:frame draw:style-name="gr4" draw:text-style-name="P4" draw:layer="layout" svg:width="0.784cm" svg:height="0.669cm" svg:x="10.536cm" svg:y="15.023cm">
            <draw:text-box>
              <text:p text:style-name="P2"><text:span text:style-name="T2">O</text:span></text:p>
            </draw:text-box>
          </draw:frame>
          <draw:frame draw:style-name="gr5" draw:text-style-name="P3" draw:layer="layout" svg:width="0.207cm" svg:height="0.419cm" svg:x="12.455cm" svg:y="15.755cm">
            <draw:text-box>
              <text:p text:style-name="P2"><text:span text:style-name="T1">F</text:span></text:p>
            </draw:text-box>
          </draw:frame>
          <draw:frame draw:style-name="gr6" draw:text-style-name="P3" draw:layer="layout" svg:width="0.322cm" svg:height="0.419cm" svg:x="11.46cm" svg:y="13.358cm">
            <draw:text-box>
              <text:p text:style-name="P2"><text:span text:style-name="T1">M</text:span></text:p>
            </draw:text-box>
          </draw:frame>
          <draw:line draw:style-name="gr7" draw:text-style-name="P5" draw:layer="layout" svg:x1="11.614cm" svg:y1="13.771cm" svg:x2="12.534cm" svg:y2="14.959cm">
            <text:p/>
          </draw:line>
          <draw:line draw:style-name="gr8" draw:text-style-name="P5" draw:layer="layout" svg:x1="11.074cm" svg:y1="15.139cm" svg:x2="11.916cm" svg:y2="16.347cm">
            <text:p/>
          </draw:line>
          <draw:frame draw:style-name="gr9" draw:text-style-name="P3" draw:layer="layout" svg:width="0.747cm" svg:height="0.669cm" svg:x="11.587cm" svg:y="16.272cm">
            <draw:text-box>
              <text:p text:style-name="P2"><text:span text:style-name="T1">A</text:span></text:p>
            </draw:text-box>
          </draw:frame>
          <draw:frame draw:style-name="gr10" draw:text-style-name="P3" draw:layer="layout" svg:width="1.146cm" svg:height="0.696cm" svg:x="9.633cm" svg:y="13.258cm">
            <draw:text-box>
              <text:p text:style-name="P2"><text:span text:style-name="T3">(</text:span><text:span text:style-name="T4">C</text:span><text:span text:style-name="T3"> )</text:span></text:p>
            </draw:text-box>
          </draw:frame>
          <draw:line draw:style-name="gr11" draw:text-style-name="P1" draw:layer="layout" svg:x1="10.443cm" svg:y1="14.709cm" svg:x2="10.443cm" svg:y2="14.904cm">
            <text:p/>
          </draw:line>
          <draw:line draw:style-name="gr12" draw:text-style-name="P1" draw:layer="layout" svg:x1="10.51cm" svg:y1="14.742cm" svg:x2="10.51cm" svg:y2="14.938cm">
            <text:p/>
          </draw:line>
          <draw:line draw:style-name="gr13" draw:text-style-name="P1" draw:layer="layout" svg:x1="11.773cm" svg:y1="15.406cm" svg:x2="11.773cm" svg:y2="15.6cm">
            <text:p/>
          </draw:line>
          <draw:line draw:style-name="gr14" draw:text-style-name="P1" draw:layer="layout" svg:x1="11.836cm" svg:y1="15.438cm" svg:x2="11.836cm" svg:y2="15.634cm">
            <text:p/>
          </draw:line>
          <draw:line draw:style-name="gr15" draw:text-style-name="P1" draw:layer="layout" svg:x1="11.552cm" svg:y1="15.644cm" svg:x2="11.463cm" svg:y2="15.822cm">
            <text:p/>
          </draw:line>
          <draw:line draw:style-name="gr16" draw:text-style-name="P1" draw:layer="layout" svg:x1="11.579cm" svg:y1="15.725cm" svg:x2="11.493cm" svg:y2="15.903cm">
            <text:p/>
          </draw:line>
          <draw:frame draw:style-name="gr17" draw:text-style-name="P3" draw:layer="layout" svg:width="0.267cm" svg:height="0.419cm" svg:x="12.631cm" svg:y="14.741cm">
            <draw:text-box>
              <text:p text:style-name="P2"><text:span text:style-name="T1">N</text:span></text:p>
            </draw:text-box>
          </draw:frame>
          <draw:g>
            <draw:line draw:style-name="gr18" draw:text-style-name="P6" draw:layer="layout" svg:x1="11.855cm" svg:y1="16.29cm" svg:x2="11.975cm" svg:y2="16.41cm">
              <text:p/>
            </draw:line>
            <draw:line draw:style-name="gr18" draw:text-style-name="P6" draw:layer="layout" svg:x1="11.855cm" svg:y1="16.41cm" svg:x2="11.975cm" svg:y2="16.29cm">
              <text:p/>
            </draw:line>
          </draw:g>
          <draw:g>
            <draw:line draw:style-name="gr19" draw:text-style-name="P6" draw:layer="layout" svg:x1="11.019cm" svg:y1="15.076cm" svg:x2="11.139cm" svg:y2="15.196cm">
              <text:p/>
            </draw:line>
            <draw:line draw:style-name="gr19" draw:text-style-name="P6" draw:layer="layout" svg:x1="11.019cm" svg:y1="15.196cm" svg:x2="11.139cm" svg:y2="15.076cm">
              <text:p/>
            </draw:line>
          </draw:g>
          <draw:g>
            <draw:line draw:style-name="gr18" draw:text-style-name="P6" draw:layer="layout" svg:x1="12.325cm" svg:y1="15.756cm" svg:x2="12.445cm" svg:y2="15.876cm">
              <text:p/>
            </draw:line>
            <draw:line draw:style-name="gr18" draw:text-style-name="P6" draw:layer="layout" svg:x1="12.325cm" svg:y1="15.876cm" svg:x2="12.445cm" svg:y2="15.756cm">
              <text:p/>
            </draw:line>
          </draw:g>
          <draw:g>
            <draw:line draw:style-name="gr18" draw:text-style-name="P6" draw:layer="layout" svg:x1="12.48cm" svg:y1="14.898cm" svg:x2="12.6cm" svg:y2="15.018cm">
              <text:p/>
            </draw:line>
            <draw:line draw:style-name="gr18" draw:text-style-name="P6" draw:layer="layout" svg:x1="12.48cm" svg:y1="15.018cm" svg:x2="12.6cm" svg:y2="14.898cm">
              <text:p/>
            </draw:line>
          </draw:g>
          <draw:g>
            <draw:line draw:style-name="gr18" draw:text-style-name="P6" draw:layer="layout" svg:x1="11.557cm" svg:y1="13.711cm" svg:x2="11.677cm" svg:y2="13.831cm">
              <text:p/>
            </draw:line>
            <draw:line draw:style-name="gr18" draw:text-style-name="P6" draw:layer="layout" svg:x1="11.557cm" svg:y1="13.831cm" svg:x2="11.677cm" svg:y2="13.711cm">
              <text:p/>
            </draw:line>
          </draw:g>
          <draw:g>
            <draw:line draw:style-name="gr18" draw:text-style-name="P6" draw:layer="layout" svg:x1="9.712cm" svg:y1="14.395cm" svg:x2="9.832cm" svg:y2="14.515cm">
              <text:p/>
            </draw:line>
            <draw:line draw:style-name="gr18" draw:text-style-name="P6" draw:layer="layout" svg:x1="9.712cm" svg:y1="14.515cm" svg:x2="9.832cm" svg:y2="14.395cm">
              <text:p/>
            </draw:line>
          </draw:g>
          <draw:custom-shape draw:style-name="gr20" draw:text-style-name="P6" draw:layer="layout" svg:width="2.95cm" svg:height="2.95cm" draw:transform="rotate (-0.916821456072621) translate (11.349cm 13.069cm)">
            <text:p/>
            <draw:enhanced-geometry svg:viewBox="0 0 21600 21600" draw:type="block-arc" draw:modifiers="-120.6525134497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1" svg:font-family="'MS Gothic'" style:font-pitch="variable"/>
    <style:font-face style:name="Snell Roundhand" svg:font-family="'Snell Roundhand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7149" draw:display-name="Dashed (var) 7149" draw:style="rect" draw:dots1="1" draw:dots1-length="0.001cm" draw:dots2="1" draw:dots2-length="0.001cm" draw:distance="0.001cm"/>
    <draw:stroke-dash draw:name="Dashed_20__28_var_29__20_7150" draw:display-name="Dashed (var) 7150" draw:style="rect" draw:dots1="1" draw:dots1-length="0.001cm" draw:dots2="1" draw:dots2-length="0.001cm" draw:distance="0.001cm"/>
    <draw:stroke-dash draw:name="Dashed_20__28_var_29__20_7151" draw:display-name="Dashed (var) 7151" draw:style="rect" draw:dots1="1" draw:dots1-length="0.001cm" draw:dots2="1" draw:dots2-length="0.001cm" draw:distance="0.001cm"/>
    <draw:stroke-dash draw:name="Dashed_20__28_var_29__20_7152" draw:display-name="Dashed (var) 7152" draw:style="rect" draw:dots1="1" draw:dots1-length="0.001cm" draw:dots2="1" draw:dots2-length="0.001cm" draw:distance="0.001cm"/>
    <draw:stroke-dash draw:name="Dashed_20__28_var_29__20_7153" draw:display-name="Dashed (var) 7153" draw:style="rect" draw:dots1="1" draw:dots1-length="0.001cm" draw:dots2="1" draw:dots2-length="0.001cm" draw:distance="0.001cm"/>
    <draw:stroke-dash draw:name="Dashed_20__28_var_29__20_7154" draw:display-name="Dashed (var) 7154" draw:style="rect" draw:dots1="1" draw:dots1-length="0.001cm" draw:dots2="1" draw:dots2-length="0.001cm" draw:distance="0.001cm"/>
    <draw:stroke-dash draw:name="Dashed_20__28_var_29__20_7155" draw:display-name="Dashed (var) 7155" draw:style="rect" draw:dots1="1" draw:dots1-length="0.001cm" draw:dots2="1" draw:dots2-length="0.001cm" draw:distance="0.001cm"/>
    <draw:stroke-dash draw:name="Dashed_20__28_var_29__20_7156" draw:display-name="Dashed (var) 7156" draw:style="rect" draw:dots1="1" draw:dots1-length="0.001cm" draw:dots2="1" draw:dots2-length="0.001cm" draw:distance="0.001cm"/>
    <draw:stroke-dash draw:name="Dashed_20__28_var_29__20_7157" draw:display-name="Dashed (var) 7157" draw:style="rect" draw:dots1="1" draw:dots1-length="0.001cm" draw:dots2="1" draw:dots2-length="0.001cm" draw:distance="0.001cm"/>
    <draw:stroke-dash draw:name="Dashed_20__28_var_29__20_7158" draw:display-name="Dashed (var) 7158" draw:style="rect" draw:dots1="1" draw:dots1-length="0.001cm" draw:dots2="1" draw:dots2-length="0.001cm" draw:distance="0.001cm"/>
    <draw:stroke-dash draw:name="Dashed_20__28_var_29__20_7159" draw:display-name="Dashed (var) 7159" draw:style="rect" draw:dots1="1" draw:dots1-length="0.001cm" draw:dots2="1" draw:dots2-length="0.001cm" draw:distance="0.001cm"/>
    <draw:stroke-dash draw:name="Dashed_20__28_var_29__20_7160" draw:display-name="Dashed (var) 7160" draw:style="rect" draw:dots1="1" draw:dots1-length="0.001cm" draw:dots2="1" draw:dots2-length="0.001cm" draw:distance="0.001cm"/>
    <draw:stroke-dash draw:name="Dashed_20__28_var_29__20_7161" draw:display-name="Dashed (var) 7161" draw:style="rect" draw:dots1="1" draw:dots1-length="0.001cm" draw:dots2="1" draw:dots2-length="0.001cm" draw:distance="0.001cm"/>
    <draw:stroke-dash draw:name="Dashed_20__28_var_29__20_7162" draw:display-name="Dashed (var) 7162" draw:style="rect" draw:dots1="1" draw:dots1-length="0.001cm" draw:dots2="1" draw:dots2-length="0.001cm" draw:distance="0.001cm"/>
    <draw:stroke-dash draw:name="Dashed_20__28_var_29__20_7163" draw:display-name="Dashed (var) 7163" draw:style="rect" draw:dots1="1" draw:dots1-length="0.001cm" draw:dots2="1" draw:dots2-length="0.001cm" draw:distance="0.001cm"/>
    <draw:stroke-dash draw:name="Dashed_20__28_var_29__20_7164" draw:display-name="Dashed (var) 7164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3:12:37.208271837</meta:creation-date>
    <dc:date>2018-05-17T22:26:23.650516055</dc:date>
    <meta:editing-duration>PT4M54S</meta:editing-duration>
    <meta:editing-cycles>2</meta:editing-cycles>
    <meta:generator>LibreOffice/6.0.0.3$MacOSX_X86_64 LibreOffice_project/64a0f66915f38c6217de274f0aa8e15618924765</meta:generator>
    <meta:document-statistic meta:object-count="37"/>
  </office:meta>
</office:document-meta>
</file>